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49335DD.png" manifest:media-type=""/>
  <manifest:file-entry manifest:full-path="Pictures/100000000000018500000081FD8E2786.png" manifest:media-type=""/>
  <manifest:file-entry manifest:full-path="Pictures/10000000000001B0000000749E75D95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aecf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>
      <style:graphic-properties svg:stroke-width="0.051cm" svg:stroke-color="#aecf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3.0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78cm" svg:height="1.524cm" svg:x="19.214cm" svg:y="1.524cm">
          <draw:image xlink:href="Pictures/10000000000001B0000000749E75D954.png" xlink:type="simple" xlink:show="embed" xlink:actuate="onLoad">
            <text:p/>
          </draw:image>
        </draw:frame>
        <draw:custom-shape draw:style-name="gr2" draw:text-style-name="P2" draw:layer="layout" svg:width="17.018cm" svg:height="3.027cm" svg:x="2.54cm" svg:y="6.371cm">
          <text:p text:style-name="P2"/>
          <text:p text:style-name="P2">...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874cm" svg:height="4.239cm" svg:x="2.54cm" svg:y="1.016cm">
          <text:p text:style-name="P2">Ceph cluster 1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27cm" svg:height="1.785cm" svg:x="3.771cm" svg:y="6.817cm">
          <text:p text:style-name="P2">clust1d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91cm" svg:height="1.785cm" svg:x="12.954cm" svg:y="6.817cm">
          <text:p text:style-name="P2">clustndb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989cm" svg:height="4.242cm" svg:x="2.54cm" svg:y="10.16cm">
          <text:p text:style-name="P3"><text:span text:style-name="T1">Bastion</text:span>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86cm" svg:height="3.81cm" svg:x="20.493cm" svg:y="15.494cm">
          <text:p text:style-name="P2">Supervision</text:p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76cm" svg:height="2.087cm" svg:x="7.874cm" svg:y="17.78cm">
          <text:p text:style-name="P2">inkscope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374cm" svg:height="1.116cm" svg:x="2.786cm" svg:y="3.916cm">
          <text:p text:style-name="P2">inkscopeProb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099cm" svg:height="4.239cm" svg:x="11.43cm" svg:y="1.016cm">
          <text:p text:style-name="P2">Ceph cluster n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599cm" svg:height="1.116cm" svg:x="11.684cm" svg:y="3.916cm">
          <text:p text:style-name="P2">inkscopeProb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32cm" svg:height="2.677cm" svg:x="3.279cm" svg:y="11.279cm">
          <text:p text:style-name="P4"><text:span text:style-name="T1">inkscopeCtr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826cm" svg:height="2.78cm" svg:x="14.478cm" svg:y="11.176cm">
          <text:p text:style-name="P4"><text:span text:style-name="T1">inkscopeMonito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737cm" svg:y1="17.725cm" svg:x2="11.737cm" svg:y2="13.97cm">
          <text:p/>
        </draw:line>
        <draw:line draw:style-name="gr7" draw:text-style-name="P1" draw:layer="layout" svg:x1="9.099cm" svg:y1="11.502cm" svg:x2="7.711cm" svg:y2="11.502cm">
          <text:p/>
        </draw:line>
        <draw:line draw:style-name="gr7" draw:text-style-name="P1" draw:layer="layout" svg:x1="5.495cm" svg:y1="11.279cm" svg:x2="5.495cm" svg:y2="8.602cm">
          <text:p/>
        </draw:line>
        <draw:line draw:style-name="gr7" draw:text-style-name="P1" draw:layer="layout" svg:x1="7.711cm" svg:y1="11.948cm" svg:x2="9.099cm" svg:y2="11.948cm">
          <text:p/>
        </draw:line>
        <draw:line draw:style-name="gr7" draw:text-style-name="P1" draw:layer="layout" svg:x1="17.067cm" svg:y1="11.176cm" svg:x2="17.067cm" svg:y2="9.717cm">
          <text:p/>
        </draw:line>
        <draw:line draw:style-name="gr8" draw:text-style-name="P1" draw:layer="layout" svg:x1="17.018cm" svg:y1="13.956cm" svg:x2="18.329cm" svg:y2="18.034cm">
          <text:p/>
        </draw:line>
        <draw:line draw:style-name="gr7" draw:text-style-name="P1" draw:layer="layout" svg:x1="18.277cm" svg:y1="18.034cm" svg:x2="20.493cm" svg:y2="18.034cm">
          <text:p/>
        </draw:line>
        <draw:frame draw:style-name="gr9" draw:text-style-name="P5" draw:layer="layout" svg:width="3.711cm" svg:height="1.291cm" svg:x="8.026cm" svg:y="15.508cm">
          <draw:text-box>
            <text:p text:style-name="P5">/clust1/filter</text:p>
          </draw:text-box>
        </draw:frame>
        <draw:custom-shape draw:style-name="gr6" draw:text-style-name="P4" draw:layer="Layout" svg:width="4.924cm" svg:height="2.78cm" svg:x="9.099cm" svg:y="11.176cm">
          <text:p text:style-name="P4"><text:span text:style-name="T1">inkscopeViz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495cm" svg:y1="5.032cm" svg:x2="5.495cm" svg:y2="6.371cm">
          <text:p/>
        </draw:line>
        <draw:line draw:style-name="gr7" draw:text-style-name="P1" draw:layer="layout" svg:x1="16.821cm" svg:y1="5.032cm" svg:x2="16.821cm" svg:y2="6.371cm">
          <text:p/>
        </draw:line>
        <draw:frame draw:style-name="gr10" draw:layer="layout" svg:width="1.478cm" svg:height="0.962cm" svg:x="10.419cm" svg:y="3.47cm">
          <draw:text-box>
            <text:p>...</text:p>
          </draw:text-box>
        </draw:frame>
        <draw:frame draw:style-name="gr9" draw:text-style-name="P5" draw:layer="layout" svg:width="3.597cm" svg:height="1.291cm" svg:x="15.961cm" svg:y="15.727cm">
          <draw:text-box>
            <text:p text:style-name="P5">push</text:p>
          </draw:text-box>
        </draw:frame>
        <draw:frame draw:style-name="gr1" draw:text-style-name="P1" draw:layer="layout" svg:width="3.063cm" svg:height="1.016cm" svg:x="9.637cm" svg:y="8.382cm">
          <draw:image xlink:href="Pictures/100000000000018500000081FD8E2786.png" xlink:type="simple" xlink:show="embed" xlink:actuate="onLoad">
            <text:p/>
          </draw:image>
        </draw:frame>
        <draw:frame draw:style-name="gr1" draw:text-style-name="P1" draw:layer="layout" svg:width="4.572cm" svg:height="4.572cm" svg:x="20.066cm" svg:y="7.62cm">
          <draw:image xlink:href="Pictures/10000201000000C8000000C8149335DD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virapatrin</meta:initial-creator>
    <meta:creation-date>2014-02-02T10:03:42.839632167</meta:creation-date>
    <dc:date>2014-03-17T18:07:20.168834672</dc:date>
    <dc:creator>Dechorgnat </dc:creator>
    <meta:editing-duration>PT17M2S</meta:editing-duration>
    <meta:editing-cycles>8</meta:editing-cycles>
    <meta:generator>LibreOffice/4.1.3.2$Linux_X86_64 LibreOffice_project/410m0$Build-2</meta:generator>
    <meta:document-statistic meta:object-count="51"/>
  </office:meta>
</office:document-meta>
</file>